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2pt" officeooo:rsid="0008a571" officeooo:paragraph-rsid="0008a571" style:font-size-asian="12pt" style:font-size-complex="12pt"/>
    </style:style>
    <style:style style:name="P2" style:family="paragraph" style:parent-style-name="Standard">
      <style:paragraph-properties fo:text-align="start" style:justify-single-word="false"/>
      <style:text-properties fo:font-size="12pt" officeooo:rsid="0008a64d" officeooo:paragraph-rsid="0008a64d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12pt" officeooo:rsid="000eed41" officeooo:paragraph-rsid="000eed41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officeooo:rsid="000a92b3" officeooo:paragraph-rsid="000c78f7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2pt" officeooo:rsid="000c78f7" officeooo:paragraph-rsid="000c78f7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fo:font-size="12pt" officeooo:rsid="000ea444" officeooo:paragraph-rsid="000ea444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fo:font-size="12pt" fo:font-weight="bold" officeooo:rsid="0008a571" officeooo:paragraph-rsid="0008a571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2pt" fo:font-weight="bold" officeooo:rsid="0008a64d" officeooo:paragraph-rsid="0008a64d" style:font-size-asian="12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2pt" fo:font-weight="bold" officeooo:rsid="000a92b3" officeooo:paragraph-rsid="000c78f7" style:font-size-asian="12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2pt" fo:font-weight="bold" officeooo:rsid="000ea444" officeooo:paragraph-rsid="000ea444" style:font-size-asian="12pt" style:font-weight-asian="bold" style:font-size-complex="12pt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ize="24pt" officeooo:rsid="0008a571" officeooo:paragraph-rsid="0008a571" style:font-size-asian="24pt" style:font-size-complex="24pt"/>
    </style:style>
    <style:style style:name="T1" style:family="text">
      <style:text-properties officeooo:rsid="000a92b3"/>
    </style:style>
    <style:style style:name="T2" style:family="text">
      <style:text-properties officeooo:rsid="000c78f7"/>
    </style:style>
    <style:style style:name="T3" style:family="text">
      <style:text-properties officeooo:rsid="000cb4a0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10893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CURRICULUM VITAE</text:p>
      <text:p text:style-name="P11"/>
      <text:p text:style-name="P11"/>
      <text:p text:style-name="P1"><text:span text:style-name="T6">ABDULLAHI KHADIJA MUSA</text:span><text:tab/></text:p>
      <text:p text:style-name="P1"/>
      <text:p text:style-name="P1">No, 35 New Layout Juwat Toro,</text:p>
      <text:p text:style-name="P1">Toro LGA, Bauchi,</text:p>
      <text:p text:style-name="P1">Bauchi State.</text:p>
      <text:p text:style-name="P1">________________________________________________________________________________</text:p>
      <text:p text:style-name="P1"/>
      <text:p text:style-name="P7">PERSONAL DATA</text:p>
      <text:p text:style-name="P1"/>
      <text:p text:style-name="P1">Date of Birth <text:s/>: <text:tab/>30/09/1993</text:p>
      <text:p text:style-name="P1">Age<text:tab/> <text:s text:c="9"/>:<text:tab/><text:tab/>28</text:p>
      <text:p text:style-name="P1">Fathe<text:span text:style-name="T7">r</text:span> :<text:tab/><text:tab/>ABDULLAHI MUSA MUHAMMAD</text:p>
      <text:p text:style-name="P1">Mother:<text:tab/><text:tab/>HAUWA’U SALIHU</text:p>
      <text:p text:style-name="P1">Parent Address:<text:tab/>No, 35 New Layout Toro, Toro LGA Bauchi State</text:p>
      <text:p text:style-name="P2">Sex<text:tab/><text:tab/> <text:s/>: <text:tab/>Female</text:p>
      <text:p text:style-name="P3">Marital Status <text:s text:c="2"/>:<text:tab/>Married</text:p>
      <text:p text:style-name="P2">Religion<text:tab/> <text:s/>:<text:tab/>Islam</text:p>
      <text:p text:style-name="P2">Phone No<text:tab/> <text:s/>: <text:tab/>09029032900, 09064458930, 08036025714, 08069160419</text:p>
      <text:p text:style-name="P2">Language<text:tab/> <text:s/>:<text:tab/>English, Hausa, Arabic</text:p>
      <text:p text:style-name="P2"/>
      <text:p text:style-name="P8">WORKING EXPERIENCE</text:p>
      <text:p text:style-name="P8">________________________________________________________________________________</text:p>
      <text:p text:style-name="P8"/>
      <text:p text:style-name="P2">Yarima Clinic (Maman Aliya Clinic) Tilde Fulani, <text:span text:style-name="T1">Toro LGA</text:span><text:tab/><text:tab/><text:tab/>2014 -2015</text:p>
      <text:p text:style-name="P2"/>
      <text:p text:style-name="P4">Nasara Clinic, Kurmin Tagwaye Akwanga, Nasarawa State<text:tab/><text:tab/><text:tab/><text:tab/>2018 -2019</text:p>
      <text:p text:style-name="P4"/>
      <text:p text:style-name="P9"><text:span text:style-name="T2">TERTIARY</text:span></text:p>
      <text:p text:style-name="P9">________________________________________________________________________________</text:p>
      <text:p text:style-name="P9"/>
      <text:p text:style-name="P5">Certificate <text:span text:style-name="T3">I</text:span>n <text:span text:style-name="T3">C</text:span>ommunity Health</text:p>
      <text:p text:style-name="P4"><text:span text:style-name="T2">Bauchi State College of Health Technology, Ningi<text:tab/><text:tab/><text:tab/><text:tab/><text:tab/>2012 - 2014</text:span> </text:p>
      <text:p text:style-name="P4"/>
      <text:p text:style-name="P10">SECONDARY SCHOOL AND PRIMARY</text:p>
      <text:p text:style-name="P10">________________________________________________________________________________</text:p>
      <text:p text:style-name="P10"/>
      <text:p text:style-name="P6">Bilgade High School, Opposite Abattoir Martket, Jos, Plateau State<text:tab/><text:tab/>2005 – 2011</text:p>
      <text:p text:style-name="P6"/>
      <text:p text:style-name="P6">Gymzo Central Primary School Toro, Toro LGA, Bauchi State<text:tab/><text:tab/><text:tab/>2000 - 2005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NG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NG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31T13:31:20.470067851</meta:creation-date>
    <dc:date>2021-05-31T14:04:34.163672466</dc:date>
    <meta:editing-duration>PT33M15S</meta:editing-duration>
    <meta:editing-cycles>13</meta:editing-cycles>
    <meta:generator>LibreOffice/6.4.5.2$Linux_X86_64 LibreOffice_project/40$Build-2</meta:generator>
    <meta:document-statistic meta:table-count="0" meta:image-count="0" meta:object-count="0" meta:page-count="1" meta:paragraph-count="29" meta:word-count="135" meta:character-count="1191" meta:non-whitespace-character-count="1042"/>
  </office:meta>
</office:document-meta>
</file>